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4" style:family="table-row">
      <style:table-row-properties style:min-row-height="0.882cm"/>
    </style:style>
    <style:style style:name="P1" style:family="paragraph" style:parent-style-name="Standard">
      <style:text-properties style:font-name="Arial" fo:font-size="15pt" style:text-underline-style="solid" style:text-underline-width="auto" style:text-underline-color="font-color" fo:font-weight="bold" officeooo:rsid="0000d666" officeooo:paragraph-rsid="0000d666"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Arial" fo:font-size="15pt" officeooo:paragraph-rsid="00028dbd"/>
    </style:style>
    <style:style style:name="P3" style:family="paragraph" style:parent-style-name="Standard">
      <style:paragraph-properties fo:text-align="start" style:justify-single-word="false"/>
      <style:text-properties style:font-name="Arial" fo:font-size="15pt" officeooo:paragraph-rsid="00040de6"/>
    </style:style>
    <style:style style:name="P4" style:family="paragraph" style:parent-style-name="Standard">
      <style:paragraph-properties fo:text-align="start" style:justify-single-word="false"/>
      <style:text-properties style:font-name="Arial" fo:font-size="15pt" officeooo:rsid="00047b74" officeooo:paragraph-rsid="00047b74"/>
    </style:style>
    <style:style style:name="P5" style:family="paragraph" style:parent-style-name="Standard">
      <style:text-properties fo:color="#ff0000" style:font-name="Arial" fo:font-size="15pt" style:text-underline-style="solid" style:text-underline-width="auto" style:text-underline-color="font-color" fo:font-weight="bold" officeooo:rsid="0000d666" officeooo:paragraph-rsid="0000d666"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color="#ff0000" style:font-name="Arial" fo:font-size="18pt" style:text-underline-style="solid" style:text-underline-width="auto" style:text-underline-color="font-color" fo:font-weight="bold" officeooo:rsid="0000d666" officeooo:paragraph-rsid="0000d666"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Arial" fo:font-size="18pt" style:text-underline-style="none" fo:font-weight="bold" officeooo:rsid="0000d666" officeooo:paragraph-rsid="0000d666"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Arial" fo:font-size="18pt" style:text-underline-style="none" fo:font-weight="bold" officeooo:rsid="0000d666" officeooo:paragraph-rsid="00047b74" style:font-size-asian="15.75pt" style:font-weight-asian="bold" style:font-size-complex="18pt" style:font-weight-complex="bold"/>
    </style:style>
    <style:style style:name="P9" style:family="paragraph" style:parent-style-name="Table_20_Contents">
      <style:paragraph-properties fo:text-align="center" style:justify-single-word="false"/>
      <style:text-properties fo:color="#00a933" style:font-name="Arial" fo:font-size="15pt" fo:font-weight="bold" officeooo:rsid="00047b74" officeooo:paragraph-rsid="00047b74" style:font-size-asian="13.1000003814697pt" style:font-weight-asian="bold" style:font-size-complex="15pt" style:font-weight-complex="bold"/>
    </style:style>
    <style:style style:name="P10" style:family="paragraph" style:parent-style-name="Table_20_Contents">
      <style:paragraph-properties fo:text-align="center" style:justify-single-word="false"/>
      <style:text-properties fo:color="#ff0000" style:font-name="Arial" fo:font-size="15pt" fo:font-weight="bold" officeooo:rsid="00047b74" officeooo:paragraph-rsid="00047b74" style:font-size-asian="13.1000003814697pt" style:font-weight-asian="bold" style:font-size-complex="15pt" style:font-weight-complex="bold"/>
    </style:style>
    <style:style style:name="P11" style:family="paragraph" style:parent-style-name="Table_20_Contents">
      <style:paragraph-properties fo:text-align="center" style:justify-single-word="false"/>
      <style:text-properties fo:color="#2a6099" style:font-name="Arial" fo:font-size="15pt" fo:font-weight="bold" officeooo:rsid="00047b74" officeooo:paragraph-rsid="00047b74" style:font-size-asian="13.1000003814697pt" style:font-weight-asian="bold" style:font-size-complex="15pt" style:font-weight-complex="bold"/>
    </style:style>
    <style:style style:name="P12" style:family="paragraph" style:parent-style-name="Table_20_Contents">
      <style:paragraph-properties fo:text-align="center" style:justify-single-word="false"/>
      <style:text-properties fo:color="#ff8000" style:font-name="Arial" fo:font-size="15pt" fo:font-weight="bold" officeooo:rsid="00047b74" officeooo:paragraph-rsid="00047b74"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style:font-name="Arial1" fo:font-size="15pt" fo:font-weight="normal" officeooo:paragraph-rsid="00040de6"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0000" style:font-name="Arial1" fo:font-size="15pt" style:text-underline-style="none" fo:font-weight="normal" officeooo:rsid="0000d666" officeooo:paragraph-rsid="00047b74" style:font-size-asian="13.1000003814697pt" style:font-weight-asian="normal" style:font-size-complex="15pt" style:font-weight-complex="normal"/>
    </style:style>
    <style:style style:name="P15" style:family="paragraph" style:parent-style-name="Table_20_Contents" style:list-style-name="L1">
      <style:paragraph-properties fo:text-align="start" style:justify-single-word="false"/>
      <style:text-properties style:font-name="Arial" fo:font-size="13pt" officeooo:rsid="00093b13" officeooo:paragraph-rsid="00093b13" style:font-size-asian="13pt" style:font-size-complex="13pt"/>
    </style:style>
    <style:style style:name="P16" style:family="paragraph" style:parent-style-name="Table_20_Contents" style:list-style-name="L2">
      <style:paragraph-properties fo:text-align="start" style:justify-single-word="false"/>
      <style:text-properties style:font-name="Arial" fo:font-size="13pt" officeooo:rsid="00093b13" officeooo:paragraph-rsid="00093b13" style:font-size-asian="13pt" style:font-size-complex="13pt"/>
    </style:style>
    <style:style style:name="P17" style:family="paragraph" style:parent-style-name="Table_20_Contents">
      <style:paragraph-properties fo:text-align="start" style:justify-single-word="false"/>
      <style:text-properties style:font-name="Arial" fo:font-size="13pt" officeooo:rsid="00093b13" officeooo:paragraph-rsid="00093b13" style:font-size-asian="13pt" style:font-size-complex="13pt"/>
    </style:style>
    <style:style style:name="P18" style:family="paragraph" style:parent-style-name="Table_20_Contents" style:list-style-name="L2">
      <style:paragraph-properties fo:text-align="start" style:justify-single-word="false"/>
      <style:text-properties style:font-name="Arial" fo:font-size="13pt" officeooo:paragraph-rsid="000c7447" style:font-size-asian="13pt" style:font-size-complex="13pt"/>
    </style:style>
    <style:style style:name="P19" style:family="paragraph" style:parent-style-name="Table_20_Contents" style:list-style-name="L1">
      <style:paragraph-properties fo:text-align="start" style:justify-single-word="false"/>
      <style:text-properties style:font-name="Arial" fo:font-size="13pt" officeooo:rsid="000e5c76" officeooo:paragraph-rsid="000e5c76" style:font-size-asian="13pt" style:font-size-complex="13pt"/>
    </style:style>
    <style:style style:name="P20" style:family="paragraph" style:parent-style-name="Table_20_Contents" style:list-style-name="L1">
      <style:paragraph-properties fo:text-align="start" style:justify-single-word="false"/>
      <style:text-properties officeooo:paragraph-rsid="000c7447"/>
    </style:style>
    <style:style style:name="P21" style:family="paragraph" style:parent-style-name="Table_20_Contents" style:list-style-name="L1">
      <style:paragraph-properties fo:text-align="start" style:justify-single-word="false"/>
      <style:text-properties officeooo:rsid="000c7447" officeooo:paragraph-rsid="000c7447"/>
    </style:style>
    <style:style style:name="P22" style:family="paragraph" style:parent-style-name="Table_20_Contents">
      <style:paragraph-properties fo:text-align="start" style:justify-single-word="false"/>
      <style:text-properties officeooo:rsid="000c7447" officeooo:paragraph-rsid="000c7447"/>
    </style:style>
    <style:style style:name="T1" style:family="text">
      <style:text-properties style:text-underline-style="none"/>
    </style:style>
    <style:style style:name="T2" style:family="text">
      <style:text-properties officeooo:rsid="00039901"/>
    </style:style>
    <style:style style:name="T3" style:family="text">
      <style:text-properties style:font-name="Arial1" style:font-size-asian="15pt" style:font-size-complex="15pt"/>
    </style:style>
    <style:style style:name="T4" style:family="text">
      <style:text-properties style:font-name="Arial1" officeooo:rsid="00040de6" style:font-size-asian="15pt" style:font-size-complex="15pt"/>
    </style:style>
    <style:style style:name="T5" style:family="text">
      <style:text-properties style:font-name="Arial1" officeooo:rsid="00047b74" style:font-size-asian="15pt" style:font-size-complex="15pt"/>
    </style:style>
    <style:style style:name="T6" style:family="text">
      <style:text-properties style:font-name="Arial1" fo:font-weight="bold" officeooo:rsid="00040de6" style:font-size-asian="15pt" style:font-weight-asian="bold" style:font-size-complex="15pt" style:font-weight-complex="bold"/>
    </style:style>
    <style:style style:name="T7" style:family="text">
      <style:text-properties style:font-name="Arial1" fo:font-weight="normal" style:font-size-asian="15pt" style:font-weight-asian="normal" style:font-size-complex="15pt" style:font-weight-complex="normal"/>
    </style:style>
    <style:style style:name="T8" style:family="text">
      <style:text-properties style:font-name="Arial1" fo:font-weight="normal" officeooo:rsid="00040de6" style:font-size-asian="15pt" style:font-weight-asian="normal" style:font-size-complex="15pt" style:font-weight-complex="normal"/>
    </style:style>
    <style:style style:name="T9" style:family="text">
      <style:text-properties style:font-name="Arial1" fo:font-weight="normal" officeooo:rsid="00066823" style:font-size-asian="15pt" style:font-weight-asian="normal" style:font-size-complex="15pt" style:font-weight-complex="normal"/>
    </style:style>
    <style:style style:name="T10" style:family="text">
      <style:text-properties fo:color="#000000" style:text-underline-style="none" fo:font-weight="normal" officeooo:rsid="00028dbd" style:font-size-asian="13.1000003814697pt" style:font-weight-asian="normal" style:font-size-complex="15pt" style:font-weight-complex="normal"/>
    </style:style>
    <style:style style:name="T11" style:family="text">
      <style:text-properties fo:color="#000000" style:text-underline-style="none" fo:font-weight="normal" officeooo:rsid="00039901" style:font-size-asian="13.1000003814697pt" style:font-weight-asian="normal" style:font-size-complex="15pt" style:font-weight-complex="normal"/>
    </style:style>
    <style:style style:name="T12" style:family="text">
      <style:text-properties fo:color="#000000" style:text-underline-style="none" fo:font-weight="bold" officeooo:rsid="00039901" style:font-size-asian="13.1000003814697pt" style:font-weight-asian="bold" style:font-size-complex="15pt" style:font-weight-complex="bold"/>
    </style:style>
    <style:style style:name="T13" style:family="text">
      <style:text-properties officeooo:rsid="000a5e0b"/>
    </style:style>
    <style:style style:name="T14" style:family="text">
      <style:text-properties officeooo:rsid="000c7447"/>
    </style:style>
    <style:style style:name="T15" style:family="text">
      <style:text-properties style:font-name="Arial" fo:font-size="13pt" style:font-size-asian="13pt" style:font-size-complex="13pt"/>
    </style:style>
    <style:style style:name="T16" style:family="text">
      <style:text-properties style:font-name="Arial" fo:font-size="13pt" officeooo:rsid="000c7447"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span text:style-name="T2">x</text:span>el RODRIGUEZ / Mohamed HASSANI / Théo RENAUD<text:span text:style-name="T1"><text:tab/> <text:s text:c="2"/></text:span>Gr.1-2</text:p>
      <text:p text:style-name="P5"/>
      <text:p text:style-name="P6">Compte Rendu Éco SAE 1.06 :</text:p>
      <text:p text:style-name="P6"/>
      <text:p text:style-name="P7">Q1)</text:p>
      <text:p text:style-name="P2"><text:span text:style-name="T10">Les demandeurs et offreurs </text:span><text:span text:style-name="T11">sont souvent des </text:span><text:span text:style-name="T12">opportunistes</text:span><text:span text:style-name="T11">, c’est un </text:span><text:span text:style-name="T3">groupe de particuliers voit la consommation collaborative comme un moyen de regagner du pouvoir d'achat en réalisant des économies ou en gagnant de l'argent. </text:span><text:span text:style-name="T4">Ils utilisent majoritairement les réseaux sociaux pour évaluer les marques, les produits, etc. et lire les avis laissés par les autres clients.</text:span></text:p>
      <text:p text:style-name="P3"><text:span text:style-name="T4">On a aussi les </text:span><text:span text:style-name="T6">futurs adeptes idéalistes </text:span><text:span text:style-name="T8">qui, à l’inverse des </text:span><text:span text:style-name="T6">opportunistes</text:span><text:span text:style-name="T8">, connaissent mal la consommation collaborative, mais qui développent une passion pour les pratiques collaboratives, ils manquent en revanche de pratiques justement, et par conséquent, revêtent un attrait particulier </text:span><text:span text:style-name="T7">principalement basé sur l'expérience positive et authentique, le développement personnel, la convivialité, la créativité, etc.</text:span></text:p>
      <text:p text:style-name="P4"><text:span text:style-name="T7">Concernant de nouveaux </text:span><text:span text:style-name="T9">acteurs économiques,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text:span text:style-name="T3">Q</text:span><text:span text:style-name="T5">2</text:span><text:span text:style-name="T3">)</text:span></text:p>
      <table:table table:name="Tableau1" table:style-name="Tableau1">
        <table:table-column table:style-name="Tableau1.A"/>
        <table:table-column table:style-name="Tableau1.B"/>
        <table:table-row>
          <table:table-cell table:style-name="Tableau1.A1" office:value-type="string">
            <text:p text:style-name="P9">Forces</text:p>
          </table:table-cell>
          <table:table-cell table:style-name="Tableau1.B1" office:value-type="string">
            <text:p text:style-name="P10">Faiblesses</text:p>
          </table:table-cell>
        </table:table-row>
        <table:table-row>
          <table:table-cell table:style-name="Tableau1.A2" office:value-type="string">
            <text:list xml:id="list1525795559" text:style-name="L1">
              <text:list-item>
                <text:p text:style-name="P15">Vente physique <text:span text:style-name="T13">ET</text:span> en ligne</text:p>
                <text:p text:style-name="P15"/>
              </text:list-item>
              <text:list-item>
                <text:p text:style-name="P19">Les magasins se situent au cœur des grandes villes, ce qui encourage la fréquentation.</text:p>
                <text:p text:style-name="P19"/>
              </text:list-item>
              <text:list-item>
                <text:p text:style-name="P19">L’entreprise choisi des fournisseurs qui proposent des produits de qualité et qui participent au développement environnemental sur le long terme (Utilisent des matières renouvelables...).</text:p>
                <text:p text:style-name="P19"/>
              </text:list-item>
            </text:list>
          </table:table-cell>
          <table:table-cell table:style-name="Tableau1.B2" office:value-type="string">
            <text:list xml:id="list135557459357210" text:continue-numbering="true" text:style-name="L1">
              <text:list-item>
                <text:p text:style-name="P20"><text:span text:style-name="T16">L’entreprise recrute des personnes sans formation, ce qui peut impacté les surfaces de ventes physiques mais en aucun cas le site internet.</text:span></text:p>
                <text:p text:style-name="P20"><text:span text:style-name="T16"/></text:p>
              </text:list-item>
              <text:list-item>
                <text:p text:style-name="P21"><text:span text:style-name="T16">C</text:span><text:span text:style-name="T15">ible que certaines catégories contrairement aux concurrents qui proposent d’autres catégories.</text:span></text:p>
              </text:list-item>
            </text:list>
            <text:p text:style-name="P22"><text:span text:style-name="T15"/></text:p>
            <text:p text:style-name="P22"><text:span text:style-name="T15"/></text:p>
          </table:table-cell>
        </table:table-row>
        <table:table-row>
          <table:table-cell table:style-name="Tableau1.A2" office:value-type="string">
            <text:p text:style-name="P11">Opportunités</text:p>
          </table:table-cell>
          <table:table-cell table:style-name="Tableau1.B2" office:value-type="string">
            <text:p text:style-name="P12">Menaces</text:p>
          </table:table-cell>
        </table:table-row>
        <table:table-row table:style-name="Tableau1.4">
          <table:table-cell table:style-name="Tableau1.A2" office:value-type="string">
            <text:list xml:id="list3660090109" text:style-name="L2">
              <text:list-item>
                <text:p text:style-name="P18">les dépenses pour les activités sportives augmentent globalement dans la plupart des foyers. </text:p>
                <text:p text:style-name="P18"/>
              </text:list-item>
              <text:list-item>
                <text:p text:style-name="P18"><text:span text:style-name="T14">L</text:span>es technologies pour commander en ligne étant de plus en plus <text:span text:style-name="T14">aboutis.</text:span> </text:p>
              </text:list-item>
            </text:list>
          </table:table-cell>
          <table:table-cell table:style-name="Tableau1.B2" office:value-type="string">
            <text:list xml:id="list135559358542979" text:continue-numbering="true" text:style-name="L2">
              <text:list-item>
                <text:p text:style-name="P16">La concurrence, sur le marché depuis plus longtemps que nous <text:span text:style-name="T13">(InterSport, Decathlon, …)</text:span></text:p>
              </text:list-item>
            </text:list>
            <text:p text:style-name="P17"/>
            <text:list xml:id="list135558569799900" text:continue-numbering="true" text:style-name="L2">
              <text:list-item>
                <text:p text:style-name="P16">Les ventes C to C <text:span text:style-name="T14">(revente entre consommateurs) </text:span>se font également beaucoup plus fréquentes, sur différents sites mais les réseaux sociaux sont ceux sur lesquels on les retrouve de plus en plus. Ces ventes entre consommateurs perturbent en quelque sorte le circuit normal.</text:p>
              </text:list-item>
            </text:list>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0T08:41:48.457482984</meta:creation-date>
    <dc:date>2022-01-20T13:55:57.318813512</dc:date>
    <meta:editing-duration>PT1H35M59S</meta:editing-duration>
    <meta:editing-cycles>8</meta:editing-cycles>
    <meta:generator>LibreOffice/6.1.5.2$Linux_X86_64 LibreOffice_project/10$Build-2</meta:generator>
    <meta:document-statistic meta:table-count="1" meta:image-count="0" meta:object-count="0" meta:page-count="2" meta:paragraph-count="25" meta:word-count="308" meta:character-count="2025" meta:non-whitespace-character-count="1745"/>
  </office:meta>
</office:document-meta>
</file>